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38360D2669BE3FCA.png" manifest:media-type="image/png"/>
  <manifest:file-entry manifest:full-path="Pictures/10000201000000F0000000F0960FB5B33D232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aecf00" draw:fill="none" draw:fill-color="#aecf00" draw:textarea-horizontal-align="justify" draw:textarea-vertical-align="middle" draw:auto-grow-height="false" fo:min-height="1.604cm" fo:min-width="1.801cm"/>
    </style:style>
    <style:style style:name="gr3" style:family="graphic" style:parent-style-name="standard">
      <style:graphic-properties svg:stroke-color="#579d1c" draw:fill="solid" draw:fill-color="#aecf00" draw:textarea-vertical-align="middle" draw:auto-grow-height="false" fo:min-height="0.651cm" fo:min-width="0.401cm"/>
    </style:style>
    <style:style style:name="gr4" style:family="graphic" style:parent-style-name="standard">
      <style:graphic-properties svg:stroke-color="#aecf00" draw:fill="none" draw:fill-color="#aecf00" draw:textarea-horizontal-align="justify" draw:textarea-vertical-align="middle" draw:auto-grow-height="false" fo:min-height="1.251cm" fo:min-width="1.1cm"/>
    </style:style>
    <style:style style:name="gr5" style:family="graphic" style:parent-style-name="standard">
      <style:graphic-properties draw:textarea-horizontal-align="justify" draw:textarea-vertical-align="middle" draw:auto-grow-height="false" fo:min-height="2.938cm" fo:min-width="5.40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2.688cm" fo:min-width="1.4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085cm" fo:min-width="2.084cm"/>
    </style:style>
    <style:style style:name="gr11" style:family="graphic" style:parent-style-name="standard">
      <style:graphic-properties svg:stroke-color="#aecf00" draw:fill="none" draw:fill-color="#aecf00" draw:textarea-horizontal-align="justify" draw:textarea-vertical-align="middle" draw:auto-grow-height="false" fo:min-height="1.25cm" fo:min-width="1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.85cm" fo:min-width="5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4.5cm" fo:min-width="3.601cm"/>
    </style:style>
    <style:style style:name="gr18" style:family="graphic" style:parent-style-name="standard">
      <style:graphic-properties draw:fill="none" draw:textarea-vertical-align="middle" draw:auto-grow-height="false" fo:min-height="11.669cm" fo:min-width="0.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aec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aec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cm" svg:height="0.9cm" svg:x="1.7cm" svg:y="8.5cm">
          <draw:image xlink:href="Pictures/10000201000000F0000000F0960FB5B33D232CA9.png" xlink:type="simple" xlink:show="embed" xlink:actuate="onLoad">
            <text:p/>
          </draw:image>
        </draw:frame>
        <draw:frame draw:style-name="gr1" draw:text-style-name="P1" draw:layer="layout" svg:width="0.9cm" svg:height="0.9cm" svg:x="1.8cm" svg:y="5.9cm">
          <draw:image xlink:href="Pictures/10000201000000F0000000F0960FB5B33D232CA9.png" xlink:type="simple" xlink:show="embed" xlink:actuate="onLoad">
            <text:p/>
          </draw:image>
        </draw:frame>
        <draw:custom-shape draw:style-name="gr2" draw:text-style-name="P2" xml:id="id1" draw:id="id1" draw:layer="layout" svg:width="2.3cm" svg:height="2.1cm" svg:x="1.8cm" svg:y="4.7cm">
          <text:p text:style-name="P1"><text:span text:style-name="T1">Pl</text:span><text:span text:style-name="T1">a</text:span><text:span text:style-name="T1">n</text:span><text:span text:style-name="T1">et </text:span></text:p>
          <text:p text:style-name="P1"><text:span text:style-name="T1">e</text:span><text:span text:style-name="T1">xt</text:span><text:span text:style-name="T1">ra</text:span><text:span text:style-name="T1">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3" draw:id="id3" draw:layer="layout" svg:width="2.3cm" svg:height="2.1cm" svg:x="1.8cm" svg:y="7.3cm">
          <text:p text:style-name="P1"><text:span text:style-name="T1">Pl</text:span><text:span text:style-name="T1">a</text:span><text:span text:style-name="T1">n</text:span><text:span text:style-name="T1">et </text:span></text:p>
          <text:p text:style-name="P1"><text:span text:style-name="T1">di</text:span><text:span text:style-name="T1">f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0.9cm" svg:height="0.9cm" svg:x="1.426cm" svg:y="8.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9cm" svg:height="0.9cm" draw:transform="rotate (-3.05537338854127) translate (2.4cm 9.79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.599cm" svg:height="1.7cm" svg:x="1.1cm" svg:y="12.5cm">
          <text:p text:style-name="P1"><text:span text:style-name="T1">N</text:span><text:span text:style-name="T1">at</text:span><text:span text:style-name="T1">ur</text:span><text:span text:style-name="T1">al </text:span></text:p>
          <text:p text:style-name="P1"><text:span text:style-name="T1">e</text:span><text:span text:style-name="T1">ar</text:span><text:span text:style-name="T1">th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4" draw:id="id4" draw:layer="layout" svg:width="5.9cm" svg:height="5.1cm" svg:x="12.7cm" svg:y="8cm">
          <text:p text:style-name="P1">psql 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2" draw:id="id2" draw:layer="layout" svg:width="4cm" svg:height="3.9cm" svg:x="6.7cm" svg:y="5.3cm">
          <text:p text:style-name="P1">imposm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5" draw:id="id5" draw:layer="layout" svg:width="4cm" svg:height="3.9cm" svg:x="6.7cm" svg:y="11.2cm">
          <text:p text:style-name="P1">..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draw:layer="layout" svg:width="1.9cm" svg:height="3.7cm" svg:x="7.8cm" svg:y="1.4cm">
          <text:p text:style-name="P5"><text:span text:style-name="T2">imposm</text:span></text:p>
          <text:p text:style-name="P5"><text:span text:style-name="T2">mapping</text:span></text:p>
          <text:p text:style-name="P5"><text:span text:style-name="T2">fil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8" draw:text-style-name="P4" draw:layer="layout" svg:x1="4.1cm" svg:y1="5.75cm" svg:x2="6.7cm" svg:y2="7.25cm" draw:start-shape="id1" draw:start-glue-point="7" draw:end-shape="id2" svg:d="M4100 5750h1301v1500h1299" svg:viewBox="0 0 2601 1501">
          <text:p/>
        </draw:connector>
        <draw:connector draw:style-name="gr8" draw:text-style-name="P4" draw:layer="layout" svg:x1="4.1cm" svg:y1="8.35cm" svg:x2="6.7cm" svg:y2="7.25cm" draw:start-shape="id3" draw:start-glue-point="7" draw:end-shape="id2" draw:end-glue-point="5" svg:d="M4100 8350h1301v-1100h1299" svg:viewBox="0 0 2601 1101">
          <text:p/>
        </draw:connector>
        <draw:connector draw:style-name="gr8" draw:text-style-name="P4" draw:layer="layout" svg:x1="10.7cm" svg:y1="7.25cm" svg:x2="12.7cm" svg:y2="10.55cm" draw:start-shape="id2" draw:start-glue-point="7" draw:end-shape="id4" draw:end-glue-point="6" svg:d="M10700 7250h1001v3300h999" svg:viewBox="0 0 2001 3301">
          <text:p/>
        </draw:connector>
        <draw:connector draw:style-name="gr8" draw:text-style-name="P4" draw:layer="layout" svg:x1="4.896cm" svg:y1="14.219cm" svg:x2="6.7cm" svg:y2="13.15cm" draw:end-shape="id5" draw:end-glue-point="5" svg:d="M4896 14219h652v-1069h1152" svg:viewBox="0 0 1805 1070">
          <text:p/>
        </draw:connector>
        <draw:connector draw:style-name="gr8" draw:text-style-name="P4" draw:layer="layout" svg:x1="10.7cm" svg:y1="13.15cm" svg:x2="12.7cm" svg:y2="10.55cm" draw:start-shape="id5" draw:start-glue-point="7" draw:end-shape="id4" svg:d="M10700 13150h1001v-2600h999" svg:viewBox="0 0 2001 2601">
          <text:p/>
        </draw:connector>
        <draw:frame draw:style-name="gr9" draw:text-style-name="P7" draw:layer="layout" svg:width="4.583cm" svg:height="0.962cm" svg:x="11.7cm" svg:y="18.6cm">
          <draw:text-box>
            <text:p text:style-name="P6"><text:span text:style-name="T3">Tiles creation</text:span></text:p>
          </draw:text-box>
        </draw:frame>
        <draw:custom-shape draw:style-name="gr6" draw:text-style-name="P9" xml:id="id6" draw:id="id6" draw:layer="layout" svg:width="4cm" svg:height="3.9cm" svg:x="20.4cm" svg:y="8.6cm">
          <text:p text:style-name="P8">tilerat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draw:layer="layout" svg:width="1.9cm" svg:height="3.7cm" svg:x="21.4cm" svg:y="4.6cm">
          <text:p text:style-name="P5"><text:span text:style-name="T2">tm2source</text:span></text:p>
          <text:p text:style-name="P5"><text:span text:style-name="T2"><text:s/></text:span><text:span text:style-name="T2">fil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1" xml:id="id7" draw:id="id7" draw:layer="layout" svg:width="3cm" svg:height="3.5cm" svg:x="25.7cm" svg:y="8.8cm">
          <text:p text:style-name="P10"><text:span text:style-name="T1">Vector t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4" draw:layer="layout" draw:type="line" svg:x1="24.4cm" svg:y1="10.55cm" svg:x2="25.7cm" svg:y2="10.55cm" draw:start-shape="id6" draw:start-glue-point="7" draw:end-shape="id7" draw:end-glue-point="5" svg:d="M24400 10550h1300" svg:viewBox="0 0 1301 1">
          <text:p/>
        </draw:connector>
        <draw:connector draw:style-name="gr8" draw:text-style-name="P4" draw:layer="layout" svg:x1="18.6cm" svg:y1="10.55cm" svg:x2="20.4cm" svg:y2="10.55cm" draw:start-shape="id4" draw:start-glue-point="8" draw:end-shape="id6" draw:end-glue-point="5" svg:d="M18600 10550h1800" svg:viewBox="0 0 1801 1">
          <text:p/>
        </draw:connector>
        <draw:custom-shape draw:style-name="gr11" draw:text-style-name="P2" draw:layer="layout" svg:width="1.599cm" svg:height="1.699cm" svg:x="2.9cm" svg:y="12.501cm">
          <text:p text:style-name="P1"><text:span text:style-name="T1">Water</text:span></text:p>
          <text:p text:style-name="P1"><text:span text:style-name="T1">polygon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.599cm" svg:height="1.699cm" svg:x="1.1cm" svg:y="14.401cm">
          <text:p text:style-name="P1"><text:span text:style-name="T1">Lake</text:span></text:p>
          <text:p text:style-name="P1"><text:span text:style-name="T1">border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.599cm" svg:height="1.699cm" svg:x="2.9cm" svg:y="14.401cm">
          <text:p text:style-name="P1"><text:span text:style-name="T1">Countr</text:span><text:span text:style-name="T1">y</text:span></text:p>
          <text:p text:style-name="P1"><text:span text:style-name="T1">border</text:span><text:span text:style-name="T1">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Standard">
        <draw:frame draw:style-name="gr12" draw:text-style-name="P7" draw:layer="layout" svg:width="9.488cm" svg:height="1.673cm" svg:x="9.8cm" svg:y="19.1cm">
          <draw:text-box>
            <text:p text:style-name="P6"><text:span text:style-name="T3">Tiles </text:span><text:span text:style-name="T3">usage</text:span></text:p>
          </draw:text-box>
        </draw:frame>
        <draw:custom-shape draw:style-name="gr10" draw:text-style-name="P11" xml:id="id8" draw:id="id8" draw:layer="layout" svg:width="3cm" svg:height="3.5cm" svg:x="1.8cm" svg:y="6.5cm">
          <text:p text:style-name="P10"><text:span text:style-name="T1">Vector t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5" draw:layer="layout" svg:width="1.9cm" svg:height="3.7cm" svg:x="15.6cm" svg:y="2.4cm">
          <text:p text:style-name="P5"><text:span text:style-name="T2">GL styl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11" xml:id="id9" draw:id="id9" draw:layer="layout" svg:width="4cm" svg:height="3.9cm" svg:x="14.776cm" svg:y="6.351cm">
          <text:p text:style-name="P10"><text:span text:style-name="T1">Mapbox </text:span><text:span text:style-name="T1">G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" draw:layer="layout" svg:width="2.2cm" svg:height="2.4cm" svg:x="26.2cm" svg:y="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5" draw:layer="layout" svg:width="1.9cm" svg:height="3.7cm" svg:x="15.9cm" svg:y="2.1cm">
          <text:p text:style-name="P5"><text:span text:style-name="T2">GL styl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8" draw:text-style-name="P4" draw:layer="layout" draw:type="line" svg:x1="4.8cm" svg:y1="8.25cm" svg:x2="14.776cm" svg:y2="8.301cm" draw:start-shape="id8" draw:start-glue-point="7" draw:end-shape="id9" draw:end-glue-point="5" svg:d="M4800 8250l9976 51" svg:viewBox="0 0 9977 52">
          <text:p/>
        </draw:connector>
        <draw:custom-shape draw:style-name="gr14" draw:text-style-name="P4" draw:layer="layout" svg:width="5.9cm" svg:height="5.1cm" svg:x="14.8cm" svg:y="5.8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6cm" svg:height="1.199cm" svg:x="16.8cm" svg:y="16.801cm">
          <draw:text-box>
            <text:p><text:span text:style-name="T1">Client</text:span></text:p>
          </draw:text-box>
        </draw:frame>
        <draw:custom-shape draw:style-name="gr14" draw:text-style-name="P4" draw:layer="layout" svg:width="5.9cm" svg:height="5.1cm" svg:x="14.8cm" svg:y="12.4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593cm" svg:height="0.725cm" svg:x="16.507cm" svg:y="10.2cm">
          <draw:text-box>
            <text:p><text:span text:style-name="T1">Client </text:span><text:span text:style-name="T1">(web / </text:span><text:span text:style-name="T1">mobile)</text:span></text:p>
          </draw:text-box>
        </draw:frame>
        <draw:line draw:style-name="gr8" draw:text-style-name="P4" draw:layer="layout" svg:x1="26cm" svg:y1="10.6cm" svg:x2="20.7cm" svg:y2="8.6cm">
          <text:p/>
        </draw:line>
        <draw:line draw:style-name="gr8" draw:text-style-name="P4" draw:layer="layout" svg:x1="26cm" svg:y1="11.8cm" svg:x2="20.9cm" svg:y2="14.3cm">
          <text:p/>
        </draw:line>
        <draw:custom-shape draw:style-name="gr7" draw:text-style-name="P5" draw:layer="layout" svg:width="1.9cm" svg:height="3.7cm" svg:x="6.4cm" svg:y="9.7cm">
          <text:p text:style-name="P5"><text:span text:style-name="T2">Mapnik</text:span></text:p>
          <text:p text:style-name="P5"><text:span text:style-name="T2"><text:s/></text:span><text:span text:style-name="T2">style</text:span></text:p>
          <text:p text:style-name="P5"><text:span text:style-name="T2"><text:s/></text:span><text:span text:style-name="T2">fil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1" xml:id="id10" draw:id="id10" draw:layer="layout" svg:width="3cm" svg:height="3.5cm" svg:x="10.3cm" svg:y="13.8cm">
          <text:p text:style-name="P10"><text:span text:style-name="T1">Raster t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4" draw:layer="layout" draw:type="line" svg:x1="9.4cm" svg:y1="15.55cm" svg:x2="10.3cm" svg:y2="15.55cm" draw:end-shape="id10" draw:end-glue-point="5" svg:d="M9400 15550h900" svg:viewBox="0 0 901 1">
          <text:p/>
        </draw:connector>
        <draw:custom-shape draw:style-name="gr6" draw:text-style-name="P4" xml:id="id12" draw:id="id12" draw:layer="layout" svg:width="4cm" svg:height="3.9cm" svg:x="5.4cm" svg:y="13.6cm">
          <text:p text:style-name="P1">tilerat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4" xml:id="id11" draw:id="id11" draw:layer="layout" svg:width="4.1cm" svg:height="7.6cm" svg:x="1.3cm" svg:y="3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128cm" svg:height="0.645cm" svg:x="2.241cm" svg:y="4cm">
          <draw:text-box>
            <text:p><text:span text:style-name="T2">cassandra</text:span></text:p>
          </draw:text-box>
        </draw:frame>
        <draw:connector draw:style-name="gr8" draw:text-style-name="P4" draw:layer="layout" svg:x1="3.35cm" svg:y1="11cm" svg:x2="5.4cm" svg:y2="15.55cm" draw:start-shape="id11" draw:start-glue-point="7" draw:end-shape="id12" draw:end-glue-point="5" svg:d="M3350 11000v4550h2050" svg:viewBox="0 0 2051 4551">
          <text:p/>
        </draw:connector>
        <draw:line draw:style-name="gr8" draw:text-style-name="P4" draw:layer="layout" svg:x1="13.4cm" svg:y1="15.5cm" svg:x2="15cm" svg:y2="15.5cm">
          <text:p/>
        </draw:line>
        <draw:custom-shape draw:style-name="gr18" draw:text-style-name="P4" draw:layer="layout" svg:width="1.469cm" svg:height="12.573cm" draw:transform="rotate (-1.58720242176364) translate (13.585cm 2.1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3.846cm" svg:height="0.962cm" svg:x="5.654cm" svg:y="1.238cm">
          <draw:text-box>
            <text:p>kartotherian</text:p>
          </draw:text-box>
        </draw:frame>
        <draw:frame draw:style-name="gr1" draw:text-style-name="P1" draw:layer="layout" svg:width="1.972cm" svg:height="1.972cm" svg:x="18.8cm" svg:y="15.528cm">
          <draw:image xlink:href="Pictures/10000201000001000000010038360D2669BE3F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0:45:15.770360328</meta:creation-date>
    <dc:date>2017-10-19T14:36:50.040924367</dc:date>
    <meta:editing-duration>PT26M20S</meta:editing-duration>
    <meta:editing-cycles>9</meta:editing-cycles>
    <meta:generator>LibreOffice/5.1.6.2$Linux_X86_64 LibreOffice_project/10m0$Build-2</meta:generator>
    <meta:document-statistic meta:object-count="49"/>
  </office:meta>
</office:document-meta>
</file>